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font-size-asian="18pt" style:language-asian="zh" style:country-asian="CN" style:font-size-complex="18pt"/>
    </style:style>
    <style:style style:name="P3" style:family="paragraph" style:parent-style-name="Standard">
      <style:text-properties fo:font-size="18pt" style:font-size-asian="18pt" style:language-asian="zh" style:country-asian="CN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style:language-asian="zh" style:country-asian="CN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已知▲ABC是等腰三角形，AB=AC，AD⊥BC</text:p>
      <text:p text:style-name="P2">求证：AD平分∠BAC，BD=CD</text:p>
      <text:p text:style-name="P1"/>
      <text:p text:style-name="P1"/>
      <text:p text:style-name="P1"/>
      <text:p text:style-name="P1"><text:s text:c="43"/><text:span text:style-name="T1">A</text:span></text:p>
      <text:p text:style-name="P1"><draw:line text:anchor-type="paragraph" draw:z-index="3" draw:style-name="gr1" draw:text-style-name="P5" svg:x1="2.8126in" svg:y1="0.1307in" svg:x2="2.8146in" svg:y2="0.1307in"><text:p/></draw:line><draw:line text:anchor-type="paragraph" draw:z-index="1" draw:style-name="gr1" draw:text-style-name="P4" svg:x1="2.8126in" svg:y1="0.1307in" svg:x2="4.3854in" svg:y2="3.6933in"><text:p/></draw:line><draw:line text:anchor-type="paragraph" draw:z-index="0" draw:style-name="gr1" draw:text-style-name="P4" svg:x1="2.8126in" svg:y1="0.1307in" svg:x2="1.3752in" svg:y2="3.6933in"><text:p/></draw:line><draw:line text:anchor-type="paragraph" draw:z-index="10" draw:style-name="gr1" draw:text-style-name="P5" svg:x1="2.8126in" svg:y1="0.1307in" svg:x2="2.8126in" svg:y2="3.6933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2" draw:style-name="gr1" draw:text-style-name="P4" svg:x1="1.3752in" svg:y1="0.2429in" svg:x2="4.3854in" svg:y2="0.2429in"><text:p/></draw:line></text:p>
      <text:p text:style-name="P1"><text:s text:c="18"/><text:span text:style-name="T1">B <text:s text:c="22"/>D <text:s text:c="24"/>C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已知▲ABC是等腰三角形，AB=AC，AD平分∠BAC</text:p>
      <text:p text:style-name="P2">求证：AD⊥BC，BD=CD</text:p>
      <text:p text:style-name="P1"/>
      <text:p text:style-name="P1"><text:s text:c="43"/><text:span text:style-name="T1">A</text:span></text:p>
      <text:p text:style-name="P1"><draw:line text:anchor-type="paragraph" draw:z-index="11" draw:style-name="gr1" draw:text-style-name="P4" svg:x1="2.8126in" svg:y1="0.1307in" svg:x2="1.3752in" svg:y2="3.6933in"><text:p/></draw:line><draw:line text:anchor-type="paragraph" draw:z-index="12" draw:style-name="gr1" draw:text-style-name="P4" svg:x1="2.8126in" svg:y1="0.1307in" svg:x2="4.3854in" svg:y2="3.6933in"><text:p/></draw:line><draw:line text:anchor-type="paragraph" draw:z-index="13" draw:style-name="gr1" draw:text-style-name="P5" svg:x1="2.8126in" svg:y1="0.1307in" svg:x2="2.8146in" svg:y2="0.1307in"><text:p/></draw:line><draw:line text:anchor-type="paragraph" draw:z-index="14" draw:style-name="gr1" draw:text-style-name="P5" svg:x1="2.8126in" svg:y1="0.1307in" svg:x2="2.8126in" svg:y2="3.6933in"><text:p/></draw:line> <text:s text:c="3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15" draw:style-name="gr1" draw:text-style-name="P4" svg:x1="1.3516in" svg:y1="0.2449in" svg:x2="4.3618in" svg:y2="0.2449in"><text:p/></draw:line></text:p>
      <text:p text:style-name="P1"><text:s text:c="18"/><text:span text:style-name="T1">B <text:s text:c="22"/>D <text:s text:c="24"/>C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已知▲ABC是等腰三角形，AB=AC，BD=CD</text:p>
      <text:p text:style-name="P2">求证：AD⊥BC，AD平分∠BAC</text:p>
      <text:p text:style-name="P1"/>
      <text:p text:style-name="P1"><text:s text:c="43"/><text:span text:style-name="T1">A</text:span></text:p>
      <text:p text:style-name="P1"><draw:line text:anchor-type="paragraph" draw:z-index="16" draw:style-name="gr1" draw:text-style-name="P4" svg:x1="2.8126in" svg:y1="0.1307in" svg:x2="1.3752in" svg:y2="3.6933in"><text:p/></draw:line><draw:line text:anchor-type="paragraph" draw:z-index="17" draw:style-name="gr1" draw:text-style-name="P4" svg:x1="2.8126in" svg:y1="0.1307in" svg:x2="4.3854in" svg:y2="3.6933in"><text:p/></draw:line><draw:line text:anchor-type="paragraph" draw:z-index="18" draw:style-name="gr1" draw:text-style-name="P5" svg:x1="2.8126in" svg:y1="0.1307in" svg:x2="2.8146in" svg:y2="0.1307in"><text:p/></draw:line><draw:line text:anchor-type="paragraph" draw:z-index="19" draw:style-name="gr1" draw:text-style-name="P5" svg:x1="2.8126in" svg:y1="0.1307in" svg:x2="2.8126in" svg:y2="3.6933in"><text:p/></draw:line> <text:s text:c="3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20" draw:style-name="gr1" draw:text-style-name="P4" svg:x1="1.3516in" svg:y1="0.2449in" svg:x2="4.3618in" svg:y2="0.2449in"><text:p/></draw:line></text:p>
      <text:p text:style-name="P1"><text:s text:c="18"/><text:span text:style-name="T1">B <text:s text:c="22"/>D <text:s text:c="24"/>C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 text:c="7"/><text:span text:style-name="T1">已知：∠B+∠E = 180°，AD是∠BAE的平分线，DC⊥AE</text:span></text:p>
      <text:p text:style-name="P1"><text:s text:c="7"/><text:span text:style-name="T1">求证：AC = AB + CE， DE = DB</text:span></text:p>
      <text:p text:style-name="P1"/>
      <text:p text:style-name="P1"><draw:line text:anchor-type="paragraph" draw:z-index="6" draw:style-name="gr1" draw:text-style-name="P4" svg:x1="4.0701in" svg:y1="0.5638in" svg:x2="5.4972in" svg:y2="4.6547in"><text:p/></draw:line> <text:s text:c="66"/></text:p>
      <text:p text:style-name="P1"><draw:line text:anchor-type="paragraph" draw:z-index="5" draw:style-name="gr1" draw:text-style-name="P4" svg:x1="1.372in" svg:y1="0.5681in" svg:x2="4.0701in" svg:y2="0.2764in"><text:p/></draw:line><draw:line text:anchor-type="paragraph" draw:z-index="4" draw:style-name="gr1" draw:text-style-name="P4" svg:x1="1.372in" svg:y1="0.5681in" svg:x2="1.4138in" svg:y2="5.8283in"><text:p/></draw:line><draw:line text:anchor-type="paragraph" draw:z-index="7" draw:style-name="gr1" draw:text-style-name="P4" svg:x1="1.372in" svg:y1="0.5681in" svg:x2="5.4972in" svg:y2="4.3673in"><text:p/></draw:line> <text:s text:c="66"/><text:span text:style-name="T1">B</text:span></text:p>
      <text:p text:style-name="P1"><text:s text:c="16"/><text:span text:style-name="T1">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7"/></text:p>
      <text:p text:style-name="P1"/>
      <text:p text:style-name="P1"/>
      <text:p text:style-name="P1"><draw:line text:anchor-type="paragraph" draw:z-index="8" draw:style-name="gr1" draw:text-style-name="P4" svg:x1="5.4972in" svg:y1="0.6299in" svg:x2="1.4138in" svg:y2="0.6299in"><text:p/></draw:line><draw:line text:anchor-type="paragraph" draw:z-index="9" draw:style-name="gr1" draw:text-style-name="P4" svg:x1="1.4138in" svg:y1="2.0909in" svg:x2="5.4972in" svg:y2="0.6299in"><text:p/></draw:line></text:p>
      <text:p text:style-name="P1"/>
      <text:p text:style-name="P1"><text:s text:c="17"/>C <text:s text:c="73"/>D</text:p>
      <text:p text:style-name="P1"/>
      <text:p text:style-name="P1"/>
      <text:p text:style-name="P1"/>
      <text:p text:style-name="P1"/>
      <text:p text:style-name="P1"><text:s text:c="18"/>E</text:p>
      <text:p text:style-name="P1"><text:s text:c="1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solution 1</text:p>
      <text:p text:style-name="P1"/>
      <text:p text:style-name="P1"/>
      <text:p text:style-name="P1"/>
      <text:p text:style-name="P1"><draw:line text:anchor-type="paragraph" draw:z-index="23" draw:style-name="gr1" draw:text-style-name="P4" svg:x1="4.0701in" svg:y1="0.5638in" svg:x2="5.4972in" svg:y2="4.6547in"><text:p/></draw:line> <text:s text:c="66"/></text:p>
      <text:p text:style-name="P1"><draw:line text:anchor-type="paragraph" draw:z-index="21" draw:style-name="gr1" draw:text-style-name="P4" svg:x1="1.372in" svg:y1="0.5681in" svg:x2="1.4138in" svg:y2="5.8283in"><text:p/></draw:line><draw:line text:anchor-type="paragraph" draw:z-index="22" draw:style-name="gr1" draw:text-style-name="P4" svg:x1="1.372in" svg:y1="0.5681in" svg:x2="4.0701in" svg:y2="0.2764in"><text:p/></draw:line><draw:line text:anchor-type="paragraph" draw:z-index="24" draw:style-name="gr1" draw:text-style-name="P4" svg:x1="1.372in" svg:y1="0.5681in" svg:x2="5.4972in" svg:y2="4.3673in"><text:p/></draw:line> <text:s text:c="66"/><text:span text:style-name="T1">B</text:span></text:p>
      <text:p text:style-name="P1"><text:s text:c="16"/><text:span text:style-name="T1">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27" draw:style-name="gr2" draw:text-style-name="P4" svg:x1="1.4138in" svg:y1="0.1402in" svg:x2="5.4972in" svg:y2="1.4921in"><text:p/></draw:line> <text:s text:c="16"/><text:span text:style-name="T1">F</text:span></text:p>
      <text:p text:style-name="P1"/>
      <text:p text:style-name="P1"/>
      <text:p text:style-name="P1"><draw:line text:anchor-type="paragraph" draw:z-index="25" draw:style-name="gr1" draw:text-style-name="P4" svg:x1="5.4972in" svg:y1="0.6299in" svg:x2="1.4138in" svg:y2="0.6299in"><text:p/></draw:line><draw:line text:anchor-type="paragraph" draw:z-index="26" draw:style-name="gr1" draw:text-style-name="P4" svg:x1="1.4138in" svg:y1="2.0909in" svg:x2="5.4972in" svg:y2="0.6299in"><text:p/></draw:line></text:p>
      <text:p text:style-name="P1"/>
      <text:p text:style-name="P1"><text:s text:c="17"/>C <text:s text:c="73"/>D</text:p>
      <text:p text:style-name="P1"/>
      <text:p text:style-name="P1"/>
      <text:p text:style-name="P1"/>
      <text:p text:style-name="P1"/>
      <text:p text:style-name="P1"><text:s text:c="18"/>E</text:p>
      <text:p text:style-name="P1"><text:s text:c="17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solution 2</text:p>
      <text:p text:style-name="P1"/>
      <text:p text:style-name="P1"/>
      <text:p text:style-name="P1"/>
      <text:p text:style-name="P1"><draw:line text:anchor-type="paragraph" draw:z-index="30" draw:style-name="gr1" draw:text-style-name="P4" svg:x1="4.0701in" svg:y1="0.5638in" svg:x2="5.4972in" svg:y2="4.6547in"><text:p/></draw:line> <text:s text:c="84"/></text:p>
      <text:p text:style-name="P2"><draw:line text:anchor-type="paragraph" draw:z-index="29" draw:style-name="gr1" draw:text-style-name="P4" svg:x1="1.4244in" svg:y1="0.5681in" svg:x2="4.1224in" svg:y2="0.2764in"><text:p/></draw:line><draw:line text:anchor-type="paragraph" draw:z-index="34" draw:style-name="gr2" draw:text-style-name="P4" svg:x1="5.4972in" svg:y1="4.3673in" svg:x2="5.1744in" svg:y2="0.1909in"><text:p/></draw:line><draw:line text:anchor-type="paragraph" draw:z-index="35" draw:style-name="gr2" draw:text-style-name="P4" svg:x1="4.122in" svg:y1="0.2764in" svg:x2="5.2264in" svg:y2="0.1909in"><text:p/></draw:line> <text:s text:c="84"/>F</text:p>
      <text:p text:style-name="P1"><draw:line text:anchor-type="paragraph" draw:z-index="28" draw:style-name="gr1" draw:text-style-name="P4" svg:x1="1.3827in" svg:y1="0.2807in" svg:x2="1.4244in" svg:y2="5.2472in"><text:p/></draw:line><draw:line text:anchor-type="paragraph" draw:z-index="31" draw:style-name="gr1" draw:text-style-name="P4" svg:x1="1.372in" svg:y1="0.2807in" svg:x2="5.4972in" svg:y2="4.0799in"><text:p/></draw:line> <text:s text:c="66"/><text:span text:style-name="T1">B</text:span></text:p>
      <text:p text:style-name="P1"><text:s text:c="16"/><text:span text:style-name="T1">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7"/></text:p>
      <text:p text:style-name="P1"/>
      <text:p text:style-name="P1"/>
      <text:p text:style-name="P1"/>
      <text:p text:style-name="P1"><draw:line text:anchor-type="paragraph" draw:z-index="32" draw:style-name="gr1" draw:text-style-name="P4" svg:x1="5.4555in" svg:y1="0.0547in" svg:x2="1.372in" svg:y2="0.0547in"><text:p/></draw:line><draw:line text:anchor-type="paragraph" draw:z-index="33" draw:style-name="gr1" draw:text-style-name="P4" svg:x1="1.3827in" svg:y1="1.222in" svg:x2="5.4972in" svg:y2="0.0547in"><text:p/></draw:line> <text:s text:c="16"/><text:span text:style-name="T1">C <text:s text:c="70"/>D</text:span></text:p>
      <text:p text:style-name="P1"><text:s text:c="91"/></text:p>
      <text:p text:style-name="P1"/>
      <text:p text:style-name="P1"/>
      <text:p text:style-name="P1"><text:s text:c="18"/><text:span text:style-name="T1">E</text:span></text:p>
      <text:p text:style-name="P1"/>
      <text:p text:style-name="P1"><text:s text:c="16"/></text:p>
      <text:p text:style-name="P1"><text:s text:c="17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0.2in" draw:dots2="1" draw:dots2-length="0.2in" draw:distance="0.2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3M23S</meta:editing-duration>
    <meta:editing-cycles>14</meta:editing-cycles>
    <meta:generator>OpenOffice/4.1.11$Win32 OpenOffice.org_project/4111m1$Build-9808</meta:generator>
    <dc:date>2025-08-27T22:04:51.16</dc:date>
    <meta:document-statistic meta:table-count="0" meta:image-count="0" meta:object-count="0" meta:page-count="6" meta:paragraph-count="42" meta:word-count="135" meta:character-count="1736"/>
    <meta:user-defined meta:name="Info 1"/>
    <meta:user-defined meta:name="Info 2"/>
    <meta:user-defined meta:name="Info 3"/>
    <meta:user-defined meta:name="Info 4"/>
  </office:meta>
</office:document-meta>
</file>